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royano: Malware que se presenta como programa inofensivo.</text:p>
      <text:p text:style-name="Standard"/>
      <text:p text:style-name="Standard">Los atacantes usan un troyano de acceso remoto (RAT) que permite espiar y ejecutar comandos en los sistemasa infectados, a la vez que despliega varios mecanismos para evadir la detección.</text:p>
      <text:p text:style-name="Standard"/>
      <text:p text:style-name="Standard">Aunque no se sabe quien es el atacante, si se sabe que se trata de un grupo de amenzas persistentes avanzadas con sede en China.</text:p>
      <text:p text:style-name="Standard"/>
      <text:p text:style-name="Standard">Hasta ahora llevan 4 campañas de emails maliciosos, actuando de forma simultánea.</text:p>
      <text:p text:style-name="Standard"/>
      <text:p text:style-name="P1">PRIMERA CAMPAÑA: </text:p>
      <text:p text:style-name="P1"><text:span text:style-name="T1"><text:tab/>Distribuyeron el RAT en un archivo identificado como </text:span><text:span text:style-name="T3">interactive_map_UA.exe</text:span><text:span text:style-name="T5">, un <text:tab/>supuesto mapa interactivo de Ucrania. Lo que indica que trataron de aprovecharse del <text:tab/>conflicto.</text:span></text:p>
      <text:p text:style-name="P1"><text:span text:style-name="T5"/></text:p>
      <text:p text:style-name="P1"><text:span text:style-name="T4">SEGUNDA CAMPAÑA:</text:span></text:p>
      <text:p text:style-name="P1"><text:span text:style-name="T4"><text:tab/></text:span><text:span text:style-name="T5">Usan una falsa actualizacion para corregir la vulnerabilidad </text:span><text:span text:style-name="T3">Log4Shell</text:span><text:span text:style-name="T5"> utilizando un archivo <text:tab/>tar identificado como </text:span><text:span text:style-name="T3">Patch_Log4.tar.gz, </text:span><text:span text:style-name="T5">estos iban dirigidos a empleados de </text:span><text:span text:style-name="T4">RT TV</text:span><text:span text:style-name="T5">, una <text:tab/>red de medios de comunicacion financiada por el gobierno de Rusia.</text:span></text:p>
      <text:p text:style-name="P2"><text:span text:style-name="T5"><text:tab/>Los mensajes aparentan ser enviados por </text:span><text:span text:style-name="T4">Rostec</text:span><text:span text:style-name="T5">, la corporación de defensa estatal ruso.</text:span></text:p>
      <text:p text:style-name="P2"><text:span text:style-name="T5"><text:tab/>Incluian un pdf con las instrucciones para ejecutar el archivo, así como un enlace a un <text:tab/>antivirus que aseguraba que este programa no era malicioso.</text:span></text:p>
      <text:p text:style-name="P2"><text:span text:style-name="T5"><text:tab/>También incluía enlace al sitio web rostec creado por ellos.</text:span></text:p>
      <text:p text:style-name="P2"><text:span text:style-name="T5"/></text:p>
      <text:p text:style-name="P2"><text:span text:style-name="T4">TERCERA CAMPAÑA:</text:span></text:p>
      <text:p text:style-name="P2"><text:span text:style-name="T4"><text:tab/></text:span><text:span text:style-name="T5">Usaron de nuevo la imagen de Rostec, esta vez distribuyendo un archivo malicioso <text:tab/></text:span><text:span text:style-name="T3">build_rosteh4.exe</text:span></text:p>
      <text:p text:style-name="P2"><text:span text:style-name="T3"/></text:p>
      <text:p text:style-name="P3">QUARTA CAMPAÑA:</text:p>
      <text:p text:style-name="P3"><text:tab/><text:span text:style-name="T1">Usan un documento word con un supuesta oferta laboral, el ataque incluye un archivo <text:tab/>autoextraíble que crea un directorio en </text:span><text:a xlink:type="simple" xlink:href="../../../../../../../C:/ProgramData" text:style-name="Internet_20_link" text:visited-style-name="Visited_20_Internet_20_Link"><text:span text:style-name="T1">C:\ProgramData</text:span></text:a><text:span text:style-name="T1">. Se le pide al usuario hablitar la <text:tab/>macros en su dispositivo. Posteriormente, una inyección de plantilla remota permite <text:tab/>descargar una plantilla incrustada en una macro, que ejecuta una macro para entregar un <text:tab/>script VBS.</text:span></text:p>
      <text:p text:style-name="P3"><text:span text:style-name="T1"><text:tab/>El script entrega otro archivo VBS llamado </text:span><text:span text:style-name="T3">Updaterunner.vbs </text:span><text:span text:style-name="T1">y descarga la carga útil <text:tab/>principal, un DLL desde su servidor C&amp;C. El script </text:span><text:span text:style-name="T3">UpdateRunner.vbs </text:span><text:span text:style-name="T1">se encarga de <text:tab/>ejecutar la DLL.</text:span></text:p>
      <text:p text:style-name="P3"><text:span text:style-name="T1"><text:tab/>La DLL contiene codigo que se comunica con el servidor C&amp;C y ejecuta los comandos <text:tab/>recibid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dison </meta:initial-creator>
    <meta:creation-date>2022-06-06T12:40:59</meta:creation-date>
    <meta:document-statistic meta:table-count="0" meta:image-count="0" meta:object-count="0" meta:page-count="1" meta:paragraph-count="17" meta:word-count="305" meta:character-count="1986"/>
    <dc:date>2022-06-06T13:36:22</dc:date>
    <dc:creator>Edison </dc:creator>
    <meta:editing-duration>PT12M58S</meta:editing-duration>
    <meta:editing-cycles>1</meta:editing-cycles>
    <meta:generator>OpenOffice/4.1.12$Unix OpenOffice.org_project/4112m1$Build-9809</meta:generator>
  </office:meta>
</office:document-meta>
</file>